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Calibri, sans-serif'" style:font-family-asian="'Calibri, sans-serif'" style:font-family-complex="'Calibri, sans-serif'" fo:background-color="transparent" fo:color="#000000"/>
    </style:style>
    <style:style style:name="T2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'Calibri, sans-serif'" style:font-family-asian="'Calibri, sans-serif'" style:font-family-complex="'Calibri, sans-serif'" fo:background-color="transparent" fo:color="#000000"/>
    </style:style>
    <style:style style:name="T5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8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3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4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5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0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1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2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7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32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3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34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39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44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45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46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47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48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53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54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55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8.00pt" fo:font-weight="bold" fo:font-family="'Calibri, sans-serif'" style:font-family-asian="'Calibri, sans-serif'" style:font-family-complex="'Calibri, sans-serif'" fo:background-color="transparent" fo:color="#000000"/>
    </style:style>
    <style:style style:name="T60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61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62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63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64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65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66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67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68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69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40.00%" fo:text-align="center"/>
    </style:style>
    <style:style style:name="P2" style:family="paragraph">
      <style:paragraph-properties fo:line-height="140.00%" fo:text-align="lef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40.00%" fo:text-align="left"/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40.00%" fo:text-align="left"/>
    </style: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40.00%" fo:text-align="left"/>
    </style:style>
    <style:style style:name="P9" style:family="paragraph">
      <style:paragraph-properties fo:line-height="115.00%" fo:text-align="left" fo:margin-bottom="7.00pt"/>
    </style:style>
    <style:style style:name="P10" style:family="paragraph">
      <style:paragraph-properties fo:line-height="140.00%" fo:text-align="left"/>
    </style:style>
    <style:style style:name="P11" style:family="paragraph">
      <style:paragraph-properties fo:line-height="115.00%" fo:text-align="left" fo:margin-bottom="7.00pt"/>
    </style:style>
    <style:style style:name="P12" style:family="paragraph">
      <style:paragraph-properties fo:line-height="140.00%" fo:text-align="left"/>
    </style:style>
    <style:style style:name="P13" style:family="paragraph">
      <style:paragraph-properties fo:line-height="115.00%" fo:text-align="left" fo:margin-bottom="7.00pt"/>
    </style:style>
    <style:style style:name="P14" style:family="paragraph">
      <style:paragraph-properties fo:line-height="140.00%" fo:text-align="lef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40.00%" fo:text-align="left"/>
    </style:style>
    <style:style style:name="P17" style:family="paragraph">
      <style:paragraph-properties fo:line-height="115.00%" fo:text-align="left" fo:margin-bottom="7.00pt"/>
    </style:style>
    <style:style style:name="P18" style:family="paragraph">
      <style:paragraph-properties fo:line-height="140.00%" fo:text-align="left"/>
    </style:style>
    <style:style style:name="P19" style:family="paragraph">
      <style:paragraph-properties fo:line-height="115.00%" fo:text-align="left" fo:margin-bottom="7.00pt"/>
    </style:style>
    <style:style style:name="P20" style:family="paragraph">
      <style:paragraph-properties fo:line-height="140.00%" fo:text-align="left"/>
    </style:style>
    <style:style style:name="P21" style:family="paragraph">
      <style:paragraph-properties fo:line-height="115.00%" fo:text-align="left" fo:margin-bottom="7.00pt"/>
    </style:style>
    <style:style style:name="P22" style:family="paragraph">
      <style:paragraph-properties fo:line-height="140.00%" fo:text-align="left"/>
    </style:style>
    <style:style style:name="P23" style:family="paragraph">
      <style:paragraph-properties fo:line-height="115.00%" fo:text-align="left" fo:margin-bottom="7.00pt"/>
    </style:style>
    <style:style style:name="P24" style:family="paragraph">
      <style:paragraph-properties fo:line-height="140.00%" fo:text-align="left"/>
    </style:style>
    <style:style style:name="P25" style:family="paragraph">
      <style:paragraph-properties fo:line-height="115.00%" fo:text-align="left" fo:margin-bottom="7.00pt"/>
    </style:style>
    <style:style style:name="P26" style:family="paragraph">
      <style:paragraph-properties fo:line-height="140.00%" fo:text-align="left"/>
    </style:style>
    <style:style style:name="P27" style:family="paragraph">
      <style:paragraph-properties fo:line-height="115.00%" fo:text-align="left" fo:margin-bottom="7.00pt"/>
    </style:style>
    <style:style style:name="P28" style:family="paragraph">
      <style:paragraph-properties fo:line-height="140.00%" fo:text-align="left"/>
    </style:style>
    <style:style style:name="P29" style:family="paragraph">
      <style:paragraph-properties fo:line-height="115.00%" fo:text-align="left" fo:margin-bottom="7.00pt"/>
    </style:style>
    <style:style style:name="P30" style:family="paragraph">
      <style:paragraph-properties fo:line-height="140.00%" fo:text-align="left"/>
    </style:style>
    <style:style style:name="P31" style:family="paragraph">
      <style:paragraph-properties fo:line-height="115.00%" fo:text-align="left" fo:margin-bottom="7.00pt"/>
    </style:style>
    <style:style style:name="P32" style:family="paragraph">
      <style:paragraph-properties fo:line-height="140.00%" fo:text-align="left"/>
    </style:style>
    <style:style style:name="P33" style:family="paragraph">
      <style:paragraph-properties fo:line-height="115.00%" fo:text-align="left" fo:margin-bottom="7.00pt"/>
    </style:style>
    <style:style style:name="P34" style:family="paragraph">
      <style:paragraph-properties fo:line-height="140.00%" fo:text-align="left"/>
    </style:style>
    <style:style style:name="P35" style:family="paragraph">
      <style:paragraph-properties fo:line-height="115.00%" fo:text-align="left" fo:margin-bottom="7.00pt"/>
    </style:style>
    <style:style style:name="P36" style:family="paragraph">
      <style:paragraph-properties fo:line-height="140.00%" fo:text-align="left"/>
    </style:style>
    <style:style style:name="P37" style:family="paragraph">
      <style:paragraph-properties fo:line-height="115.00%" fo:text-align="left" fo:margin-bottom="7.00pt"/>
    </style:style>
    <style:style style:name="P38" style:family="paragraph">
      <style:paragraph-properties fo:line-height="140.00%" fo:text-align="left"/>
    </style:style>
    <style:style style:name="P39" style:family="paragraph">
      <style:paragraph-properties fo:line-height="115.00%" fo:text-align="left" fo:margin-bottom="7.00pt"/>
    </style:style>
    <style:style style:name="P40" style:family="paragraph">
      <style:paragraph-properties fo:line-height="140.00%" fo:text-align="left"/>
    </style:style>
    <style:style style:name="P41" style:family="paragraph">
      <style:paragraph-properties fo:line-height="115.00%" fo:text-align="left" fo:margin-bottom="7.00pt"/>
    </style:style>
    <style:style style:name="P42" style:family="paragraph">
      <style:paragraph-properties fo:line-height="140.00%" fo:text-align="left"/>
    </style:style>
    <style:style style:name="P43" style:family="paragraph">
      <style:paragraph-properties fo:line-height="115.00%" fo:text-align="left" fo:margin-bottom="7.00pt"/>
    </style:style>
    <style:style style:name="P44" style:family="paragraph">
      <style:paragraph-properties fo:line-height="140.00%" fo:text-align="left"/>
    </style:style>
  </office:automatic-styles>
  <office:body>
    <office:text>
      <text:p text:style-name="P1"><text:span text:style-name="T1">Experiment Code Documentation</text:span></text:p>
      <text:p text:style-name="P2"><text:span text:style-name="T1">Introduction</text:span></text:p>
      <text:p text:style-name="P2"><text:span text:style-name="T2">This document captures the experiment implementation details.</text:span></text:p>
      <text:p text:style-name="P3"><text:span text:style-name="T3"/></text:p>
      <text:p text:style-name="P4"><text:span text:style-name="T4">Code Details</text:span></text:p>
      <text:p text:style-name="P4"><text:span text:style-name="T5">A)-File Name : jsfile.js</text:span></text:p>
      <text:p text:style-name="P4"><text:span text:style-name="T5">File Description : This file contains functionality of rangesilder1</text:span></text:p>
      <text:p text:style-name="P4"><text:span text:style-name="T6"/></text:p>
      <text:p text:style-name="P5"><text:span text:style-name="T7">1)-Function Name : slider1.oninput </text:span></text:p>
      <text:p text:style-name="P5"><text:span text:style-name="T7">Function Description : </text:span></text:p>
      <text:p text:style-name="P6"><text:span text:style-name="T8">This function takes the value from the rangeslider dynamically and puts it into the inner html variables and we have the varibles of the inner html to be displayed dynamically </text:span></text:p>
      <text:p text:style-name="P6"><text:span text:style-name="T8">and their refference is<text:s text:c="2"/>put into the variables using thier "id" .</text:span></text:p>
      <text:p text:style-name="P6"><text:span text:style-name="T9"/></text:p>
      <text:p text:style-name="P6"><text:span text:style-name="T10">B)-File Name : jsfile2.js</text:span></text:p>
      <text:p text:style-name="P6"><text:span text:style-name="T10">File Description : This file contains functionality of rangeslider2 and rangeslider4</text:span></text:p>
      <text:p text:style-name="P6"><text:span text:style-name="T11"/></text:p>
      <text:p text:style-name="P7"><text:span text:style-name="T12">1)-Function Name : slider2.oninput </text:span></text:p>
      <text:p text:style-name="P7"><text:span text:style-name="T12">Function Description : </text:span></text:p>
      <text:p text:style-name="P8"><text:span text:style-name="T13">This function takes the value from the rangeslider dynamically and puts it into the inner html variables and we have the varibles of the inner html to be displayed dynamically </text:span></text:p>
      <text:p text:style-name="P9"><text:span text:style-name="T13">and their refference is<text:s text:c="2"/>put into the variables using thier "id" .</text:span></text:p>
      <text:p text:style-name="P9"><text:span text:style-name="T14">2)-Function Name : slider4.oninput </text:span></text:p>
      <text:p text:style-name="P9"><text:span text:style-name="T14">Function Description : </text:span></text:p>
      <text:p text:style-name="P10"><text:span text:style-name="T15">This function takes the value from the rangeslider dynamically and puts it into the inner html variables and we have the varibles of the inner html to be displayed dynamically </text:span></text:p>
      <text:p text:style-name="P11"><text:span text:style-name="T15">and their refference is<text:s text:c="2"/>put into the variables using thier "id" .</text:span></text:p>
      <text:p text:style-name="P11"><text:span text:style-name="T16"/></text:p>
      <text:p text:style-name="P12"><text:span text:style-name="T17">C)-File Name : jsfile3.js</text:span></text:p>
      <text:p text:style-name="P12"><text:span text:style-name="T17">File Description : This file contains functionality of rangeslider3 and rangeslider7</text:span></text:p>
      <text:p text:style-name="P12"><text:span text:style-name="T18"/></text:p>
      <text:p text:style-name="P13"><text:span text:style-name="T19">1)-Function Name : slider3.oninput </text:span></text:p>
      <text:p text:style-name="P13"><text:span text:style-name="T19">Function Description : </text:span></text:p>
      <text:p text:style-name="P14"><text:span text:style-name="T20">This function takes the value from the rangeslider dynamically and puts it into the inner html variables and we have the varibles of the inner html to be displayed dynamically </text:span></text:p>
      <text:p text:style-name="P15"><text:span text:style-name="T20">and their refference is<text:s text:c="2"/>put into the variables using thier "id" .</text:span></text:p>
      <text:p text:style-name="P15"><text:span text:style-name="T21">2)-Function Name : slider7.oninput </text:span></text:p>
      <text:p text:style-name="P15"><text:span text:style-name="T21">Function Description : </text:span></text:p>
      <text:p text:style-name="P16"><text:span text:style-name="T22">This function takes the value from the rangeslider dynamically and puts it into the inner html variables and we have the varibles of the inner html to be displayed dynamically </text:span></text:p>
      <text:p text:style-name="P17"><text:span text:style-name="T22">and their refference is<text:s text:c="2"/>put into the variables using thier "id" .</text:span></text:p>
      <text:p text:style-name="P17"><text:span text:style-name="T23"/></text:p>
      <text:p text:style-name="P18"><text:span text:style-name="T24">D)-File Name : jsfile4.js</text:span></text:p>
      <text:p text:style-name="P18"><text:span text:style-name="T24">File Description : This file contains functionality rangeslider5</text:span></text:p>
      <text:p text:style-name="P18"><text:span text:style-name="T25"/></text:p>
      <text:p text:style-name="P19"><text:span text:style-name="T26">1)-Function Name : slider5.oninput</text:span></text:p>
      <text:p text:style-name="P19"><text:span text:style-name="T26">Function Description : </text:span></text:p>
      <text:p text:style-name="P20"><text:span text:style-name="T27">This function takes the value from the rangeslider dynamically and puts it into the inner html variables and we have the varibles of the inner html to be displayed dynamically </text:span></text:p>
      <text:p text:style-name="P21"><text:span text:style-name="T27">and their refference is<text:s text:c="2"/>put into the variables using thier "id" .</text:span></text:p>
      <text:p text:style-name="P22"><text:span text:style-name="T28"/></text:p>
      <text:p text:style-name="P22"><text:span text:style-name="T28"/></text:p>
      <text:p text:style-name="P22"><text:span text:style-name="T29">E)-File Name : jsfile5.js</text:span></text:p>
      <text:p text:style-name="P22"><text:span text:style-name="T29">File Description : This file contains functionality of rangeslider6 and rangeslider8</text:span></text:p>
      <text:p text:style-name="P22"><text:span text:style-name="T30"/></text:p>
      <text:p text:style-name="P23"><text:span text:style-name="T31">1)-Function Name : slider6.oninput </text:span></text:p>
      <text:p text:style-name="P23"><text:span text:style-name="T31">Function Description : </text:span></text:p>
      <text:p text:style-name="P24"><text:span text:style-name="T32">This function takes the value from the rangeslider dynamically and puts it into the inner html variables and we have the varibles of the inner html to be displayed dynamically </text:span></text:p>
      <text:p text:style-name="P25"><text:span text:style-name="T32">and their refference is<text:s text:c="2"/>put into the variables using thier "id" .</text:span></text:p>
      <text:p text:style-name="P25"><text:span text:style-name="T33">2)-Function Name : slider8.oninput </text:span></text:p>
      <text:p text:style-name="P25"><text:span text:style-name="T33">Function Description : </text:span></text:p>
      <text:p text:style-name="P26"><text:span text:style-name="T34">This function takes the value from the rangeslider dynamically and puts it into the inner html variables and we have the varibles of the inner html to be displayed dynamically </text:span></text:p>
      <text:p text:style-name="P27"><text:span text:style-name="T34">and their refference is<text:s text:c="2"/>put into the variables using thier "id" .</text:span></text:p>
      <text:p text:style-name="P27"><text:span text:style-name="T35"/></text:p>
      <text:p text:style-name="P27"><text:span text:style-name="T35"/></text:p>
      <text:p text:style-name="P28"><text:span text:style-name="T36">F)-File Name : jsfile6.js</text:span></text:p>
      <text:p text:style-name="P28"><text:span text:style-name="T36">File Description : This file contains functionality of rangeslider9</text:span></text:p>
      <text:p text:style-name="P28"><text:span text:style-name="T37"/></text:p>
      <text:p text:style-name="P29"><text:span text:style-name="T38">1)-Function Name : slider9.oninput </text:span></text:p>
      <text:p text:style-name="P29"><text:span text:style-name="T38">Function Description : </text:span></text:p>
      <text:p text:style-name="P30"><text:span text:style-name="T39">This function takes the value from the rangeslider dynamically and puts it into the inner html variables and we have the varibles of the inner html to be displayed dynamically </text:span></text:p>
      <text:p text:style-name="P31"><text:span text:style-name="T39">and their refference is<text:s text:c="2"/>put into the variables using thier "id" .</text:span></text:p>
      <text:p text:style-name="P31"><text:span text:style-name="T40"/></text:p>
      <text:p text:style-name="P32"><text:span text:style-name="T41">G)-File Name : jsfile7.js</text:span></text:p>
      <text:p text:style-name="P32"><text:span text:style-name="T41">File Description : This file contains functionality of the range slider 10,rangeslider11 and rangeslider12,this file contians the rotation of the cubes</text:span></text:p>
      <text:p text:style-name="P33"><text:span text:style-name="T42"/></text:p>
      <text:p text:style-name="P33"><text:span text:style-name="T43">1)-Function Name : slider10.oninput </text:span></text:p>
      <text:p text:style-name="P33"><text:span text:style-name="T43">Function Description : </text:span></text:p>
      <text:p text:style-name="P34"><text:span text:style-name="T44">This function takes the value from the rangeslider dynamically and puts it into the inner html variables and we have the varibles of the inner html to be displayed dynamically </text:span></text:p>
      <text:p text:style-name="P35"><text:span text:style-name="T44">and their refference is<text:s text:c="2"/>put into the variables using thier "id" .And the rotation of the cube in the 'X' direction happens dynamically<text:s text:c="2"/>using the document.style.transform rotatex </text:span></text:p>
      <text:p text:style-name="P35"><text:span text:style-name="T44"><text:s/>by getting the degrees dynamically from the rangeslider.And value1 and sigma'x<text:s text:c="2"/>are calculate here.</text:span></text:p>
      <text:p text:style-name="P35"><text:span text:style-name="T45">2)-Function Name : slider11.oninput </text:span></text:p>
      <text:p text:style-name="P35"><text:span text:style-name="T45">Function Description : </text:span></text:p>
      <text:p text:style-name="P36"><text:span text:style-name="T46">This function takes the value from the rangeslider dynamically and puts it into the inner html variables and we have the varibles of the inner html to be displayed dynamically </text:span></text:p>
      <text:p text:style-name="P37"><text:span text:style-name="T46">and their refference is<text:s text:c="2"/>put into the variables using thier "id" .And the rotation of the cube in the 'Y' direction happens dynamically<text:s text:c="2"/>using the document.style.transform rotatey </text:span></text:p>
      <text:p text:style-name="P37"><text:span text:style-name="T46"><text:s/>by getting the degrees dynamically from the rangeslider.And value2 and sigma'y<text:s text:c="2"/>are calculate here</text:span></text:p>
      <text:p text:style-name="P37"><text:span text:style-name="T47">3)-Function Name : slider12.oninput </text:span></text:p>
      <text:p text:style-name="P37"><text:span text:style-name="T47">Function Description : </text:span></text:p>
      <text:p text:style-name="P38"><text:span text:style-name="T48">This function takes the value from the rangeslider dynamically and puts it into the inner html variables and we have the varibles of the inner html to be displayed dynamically </text:span></text:p>
      <text:p text:style-name="P39"><text:span text:style-name="T48">and their refference is<text:s text:c="2"/>put into the variables using thier "id" .And the rotation of the cube in the 'Z' direction happens dynamically<text:s text:c="2"/>using the document.style.transform rotatez </text:span></text:p>
      <text:p text:style-name="P39"><text:span text:style-name="T48"><text:s/>by getting the degrees dynamically from the rangeslider.And value3 and sigma'z are calculate here</text:span></text:p>
      <text:p text:style-name="P40"><text:span text:style-name="T49"/></text:p>
      <text:p text:style-name="P40"><text:span text:style-name="T49"/></text:p>
      <text:p text:style-name="P40"><text:span text:style-name="T49"/></text:p>
      <text:p text:style-name="P40"><text:span text:style-name="T50">H)-File Name : index.html</text:span></text:p>
      <text:p text:style-name="P40"><text:span text:style-name="T50">File Description : This file contains functionality regarding index of the experiment</text:span></text:p>
      <text:p text:style-name="P40"><text:span text:style-name="T51"/></text:p>
      <text:p text:style-name="P41"><text:span text:style-name="T52">1)Container-svg contianer</text:span></text:p>
      <text:p text:style-name="P41"><text:span text:style-name="T52">Container Description : </text:span></text:p>
      <text:p text:style-name="P41"><text:span text:style-name="T53">This container contains all the elemnts which are drawn like the axis ,cubes ,directions including the<text:s text:c="2"/>text labels .</text:span></text:p>
      <text:p text:style-name="P41"><text:span text:style-name="T54">2)Form</text:span></text:p>
      <text:p text:style-name="P41"><text:span text:style-name="T54">Form Description : </text:span></text:p>
      <text:p text:style-name="P41"><text:span text:style-name="T55">This contains the the input tags and the rangesliders and for displaying the output span tags. And in the javascript the formuleas are evaluated and displayed her.</text:span></text:p>
      <text:p text:style-name="P41"><text:span text:style-name="T56"/></text:p>
      <text:p text:style-name="P42"><text:span text:style-name="T57">J)-File Name : calcuatation.js</text:span></text:p>
      <text:p text:style-name="P42"><text:span text:style-name="T57">File Description : This file contains formuleas and calculation of principal stress</text:span></text:p>
      <text:p text:style-name="P42"><text:span text:style-name="T58"><text:s text:c="3"/>formule:<text:s text:c="6"/></text:span></text:p>
      <text:p text:style-name="P42"><text:span text:style-name="T58"><text:s text:c="11"/>value1=sxx+svv+szz;</text:span></text:p>
      <text:p text:style-name="P42"><text:span text:style-name="T58"><text:s text:c="12"/>value2=(sxx*svv)+(svv*szz)+(szz*sxx)-(sxv*sxv)-(svz*svz)-(szx*szx);</text:span></text:p>
      <text:p text:style-name="P42"><text:span text:style-name="T58"><text:s text:c="12"/>value3=(sxx*svv*szz)-(2*sxv*svz*szx)+(sxx*svz*svz)-(svv*szx*szx)-(szz*sxv*sxv);</text:span></text:p>
      <text:p text:style-name="P42"><text:span text:style-name="T58"><text:s text:c="4"/>these are the princial stress vectors .<text:s text:c="8"/></text:span></text:p>
      <text:p text:style-name="P43"><text:span text:style-name="T58"/></text:p>
      <text:p text:style-name="P43"><text:span text:style-name="T58"/></text:p>
      <text:p text:style-name="P43"><text:span text:style-name="T58"/></text:p>
      <text:p text:style-name="P43"><text:span text:style-name="T58"/></text:p>
      <text:p text:style-name="P44"><text:span text:style-name="T59">Other details:</text:span></text:p>
      <text:p text:style-name="P44"><text:span text:style-name="T60">1)</text:span><text:span text:style-name="T61">- What is the browser Compitability?</text:span></text:p>
      <text:p text:style-name="P44"><text:span text:style-name="T61">Quiz is not working on chrome. But it works fine on Firefox. So latest Firefox browser is recommended.</text:span></text:p>
      <text:p text:style-name="P44"><text:span text:style-name="T62">2)</text:span><text:span text:style-name="T63">- Explain the abstracted working of experiment?</text:span></text:p>
      <text:p text:style-name="P44"><text:span text:style-name="T63">Steps to follow:* Open index.html</text:span></text:p>
      <text:p text:style-name="P44"><text:span text:style-name="T63"><text:s text:c="4"/></text:span><text:span text:style-name="T64">•</text:span><text:span text:style-name="T65"><text:s/>set the values of sigma's and theta's to a value using the scroll bars </text:span></text:p>
      <text:p text:style-name="P44"><text:span text:style-name="T65"><text:s text:c="4"/></text:span><text:span text:style-name="T66">•</text:span><text:span text:style-name="T67"><text:s/>then automatically you can see the values of sigma' calculated</text:span></text:p>
      <text:p text:style-name="P44"><text:span text:style-name="T67"><text:s text:c="4"/></text:span><text:span text:style-name="T68">•</text:span><text:span text:style-name="T69"><text:s/>You will get the result showing in the side of sigma' and value and also the cube gets rotated.</text:span></text:p>
      <text:p text:style-name="P44"><text:span text:style-name="T7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